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f9e" officeooo:paragraph-rsid="00008f9e"/>
    </style:style>
    <style:style style:name="P2" style:family="paragraph" style:parent-style-name="Standard">
      <style:text-properties officeooo:rsid="0001478d" officeooo:paragraph-rsid="00008f9e"/>
    </style:style>
    <style:style style:name="P3" style:family="paragraph" style:parent-style-name="Standard">
      <style:text-properties officeooo:rsid="0001478d" officeooo:paragraph-rsid="0001478d"/>
    </style:style>
    <style:style style:name="P4" style:family="paragraph" style:parent-style-name="Standard">
      <style:text-properties officeooo:rsid="00026344" officeooo:paragraph-rsid="00026344"/>
    </style:style>
    <style:style style:name="P5" style:family="paragraph" style:parent-style-name="Standard">
      <style:text-properties officeooo:rsid="0001478d" officeooo:paragraph-rsid="00026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dades</text:p>
      <text:p text:style-name="P2"/>
      <text:p text:style-name="P3">Google Chrome</text:p>
      <text:p text:style-name="P3">Media Player Classic</text:p>
      <text:p text:style-name="P3">Utorrent</text:p>
      <text:p text:style-name="P3">CPU-Z</text:p>
      <text:p text:style-name="P3">Malware Bytes</text:p>
      <text:p text:style-name="P3">DS4Windows</text:p>
      <text:p text:style-name="P3">Hamachi</text:p>
      <text:p text:style-name="P3">MSI-Afterburner</text:p>
      <text:p text:style-name="P3">BleachBit</text:p>
      <text:p text:style-name="P3"/>
      <text:p text:style-name="P3">Redes Sociais / Lojas</text:p>
      <text:p text:style-name="P3"/>
      <text:p text:style-name="P3">WhatsApp</text:p>
      <text:p text:style-name="P3">Telegram</text:p>
      <text:p text:style-name="P3">Discord</text:p>
      <text:p text:style-name="P3">Steam</text:p>
      <text:p text:style-name="P3"/>
      <text:p text:style-name="P1">Emuladores</text:p>
      <text:p text:style-name="P1"/>
      <text:p text:style-name="P1">Mesen </text:p>
      <text:p text:style-name="P1">DuckStation </text:p>
      <text:p text:style-name="P1">PCSX2 </text:p>
      <text:p text:style-name="P3">PPSSPP </text:p>
      <text:p text:style-name="P1">Dolphin </text:p>
      <text:p text:style-name="P1">Melon </text:p>
      <text:p text:style-name="P4">Citra</text:p>
      <text:p text:style-name="P1"/>
      <text:p text:style-name="P1">Ferramentas</text:p>
      <text:p text:style-name="P1"/>
      <text:p text:style-name="P3">Apache NetBeans</text:p>
      <text:p text:style-name="P1">Visual Studio Code</text:p>
      <text:p text:style-name="P1">Visual Studio</text:p>
      <text:p text:style-name="P1">Adobe Photoshop 2020</text:p>
      <text:p text:style-name="P1">Adobe Premiere Pro 2022</text:p>
      <text:p text:style-name="P1">LibreOffice</text:p>
      <text:p text:style-name="P3">Virtual box</text:p>
      <text:p text:style-name="P5">MySQL Workbench </text:p>
      <text:p text:style-name="P1"/>
      <text:p text:style-name="P3">Drivers</text:p>
      <text:p text:style-name="P3"/>
      <text:p text:style-name="P3">AMD Softwa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23:25:32.306458800</meta:creation-date>
    <dc:date>2025-12-14T03:44:15.724079600</dc:date>
    <meta:editing-duration>PT2H21M39S</meta:editing-duration>
    <meta:editing-cycles>1</meta:editing-cycles>
    <meta:document-statistic meta:table-count="0" meta:image-count="0" meta:object-count="0" meta:page-count="1" meta:paragraph-count="34" meta:word-count="53" meta:character-count="376" meta:non-whitespace-character-count="350"/>
    <meta:generator>LibreOffice/25.8.3.2$Windows_X86_64 LibreOffice_project/8ca8d55c161d602844f5428fa4b58097424e324e</meta:generator>
  </office:meta>
</office:document-meta>
</file>